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19cm" fo:min-width="0.963cm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19cm" fo:min-width="0.964cm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>
      <style:graphic-properties svg:stroke-color="#000000" draw:fill="solid" draw:fill-color="#443205" draw:textarea-horizontal-align="justify" draw:textarea-vertical-align="middle" draw:auto-grow-height="false" fo:min-height="1.219cm" fo:min-width="0.963cm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svg:stroke-color="#000000" draw:fill="solid" draw:fill-color="#443205" draw:textarea-horizontal-align="justify" draw:textarea-vertical-align="middle" draw:auto-grow-height="false" fo:min-height="1.219cm" fo:min-width="0.964cm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1.219cm" fo:min-width="0.963cm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1.219cm" fo:min-width="0.964cm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443205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4cm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19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443205"/>
      <style:paragraph-properties fo:text-align="center"/>
    </style:style>
    <style:style style:name="P4" style:family="paragraph">
      <loext:graphic-properties draw:fill="solid" draw:fill-color="#44320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81d41a"/>
      <style:paragraph-properties fo:text-align="center"/>
    </style:style>
    <style:style style:name="P7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63cm" svg:height="1.469cm" svg:x="5.292cm" svg:y="6.4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63cm" svg:height="1.469cm" svg:x="5.292cm" svg:y="6.4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4cm" svg:height="1.469cm" svg:x="6.759cm" svg:y="6.4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64cm" svg:height="1.469cm" svg:x="6.759cm" svg:y="6.4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8.227cm" svg:y="6.4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63cm" svg:height="1.469cm" svg:x="8.227cm" svg:y="6.4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9.694cm" svg:y="6.4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464cm" svg:height="1.469cm" svg:x="9.694cm" svg:y="6.4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1.161cm" svg:y="6.4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464cm" svg:height="1.469cm" svg:x="11.161cm" svg:y="6.4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2.629cm" svg:y="6.4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463cm" svg:height="1.469cm" svg:x="12.629cm" svg:y="6.4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4cm" svg:height="1.469cm" svg:x="14.096cm" svg:y="6.4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64cm" svg:height="1.469cm" svg:x="14.096cm" svg:y="6.4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3cm" svg:height="1.469cm" svg:x="15.564cm" svg:y="6.4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463cm" svg:height="1.469cm" svg:x="15.564cm" svg:y="6.4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3cm" svg:height="1.469cm" svg:x="5.292cm" svg:y="7.8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63cm" svg:height="1.469cm" svg:x="5.292cm" svg:y="7.8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4cm" svg:height="1.469cm" svg:x="6.759cm" svg:y="7.88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464cm" svg:height="1.469cm" svg:x="6.759cm" svg:y="7.8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8.227cm" svg:y="7.8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63cm" svg:height="1.469cm" svg:x="8.227cm" svg:y="7.8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9.694cm" svg:y="7.8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464cm" svg:height="1.469cm" svg:x="9.694cm" svg:y="7.8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1.161cm" svg:y="7.8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464cm" svg:height="1.469cm" svg:x="11.161cm" svg:y="7.8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2.629cm" svg:y="7.8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463cm" svg:height="1.469cm" svg:x="12.629cm" svg:y="7.8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4cm" svg:height="1.469cm" svg:x="14.096cm" svg:y="7.88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464cm" svg:height="1.469cm" svg:x="14.096cm" svg:y="7.8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3cm" svg:height="1.469cm" svg:x="15.564cm" svg:y="7.88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463cm" svg:height="1.469cm" svg:x="15.564cm" svg:y="7.8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3cm" svg:height="1.469cm" svg:x="5.292cm" svg:y="9.3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463cm" svg:height="1.469cm" svg:x="5.292cm" svg:y="9.3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4cm" svg:height="1.469cm" svg:x="6.759cm" svg:y="9.3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464cm" svg:height="1.469cm" svg:x="6.759cm" svg:y="9.3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8.227cm" svg:y="9.3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463cm" svg:height="1.469cm" svg:x="8.227cm" svg:y="9.3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9.694cm" svg:y="9.35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.464cm" svg:height="1.469cm" svg:x="9.694cm" svg:y="9.3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1.161cm" svg:y="9.35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.464cm" svg:height="1.469cm" svg:x="11.161cm" svg:y="9.3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2.629cm" svg:y="9.35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463cm" svg:height="1.469cm" svg:x="12.629cm" svg:y="9.3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4cm" svg:height="1.469cm" svg:x="14.096cm" svg:y="9.35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464cm" svg:height="1.469cm" svg:x="14.096cm" svg:y="9.3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3cm" svg:height="1.469cm" svg:x="15.564cm" svg:y="9.35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463cm" svg:height="1.469cm" svg:x="15.564cm" svg:y="9.3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5.292cm" svg:y="10.8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463cm" svg:height="1.469cm" svg:x="5.292cm" svg:y="10.8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6.759cm" svg:y="10.82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464cm" svg:height="1.469cm" svg:x="6.759cm" svg:y="10.8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8.227cm" svg:y="10.8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1.463cm" svg:height="1.469cm" svg:x="8.227cm" svg:y="10.8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9.694cm" svg:y="10.82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464cm" svg:height="1.469cm" svg:x="9.694cm" svg:y="10.8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1.161cm" svg:y="10.8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64cm" svg:height="1.469cm" svg:x="11.161cm" svg:y="10.8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2.629cm" svg:y="10.82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63cm" svg:height="1.469cm" svg:x="12.629cm" svg:y="10.8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4.096cm" svg:y="10.82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464cm" svg:height="1.469cm" svg:x="14.096cm" svg:y="10.8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5.564cm" svg:y="10.82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463cm" svg:height="1.469cm" svg:x="15.564cm" svg:y="10.8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5.292cm" svg:y="12.30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463cm" svg:height="1.469cm" svg:x="5.292cm" svg:y="12.3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6.759cm" svg:y="12.3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64cm" svg:height="1.469cm" svg:x="6.759cm" svg:y="12.3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8.227cm" svg:y="12.3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.463cm" svg:height="1.469cm" svg:x="8.227cm" svg:y="12.3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9.694cm" svg:y="12.3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.464cm" svg:height="1.469cm" svg:x="9.694cm" svg:y="12.3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1.161cm" svg:y="12.30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.464cm" svg:height="1.469cm" svg:x="11.161cm" svg:y="12.3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2.629cm" svg:y="12.3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.463cm" svg:height="1.469cm" svg:x="12.629cm" svg:y="12.3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4.096cm" svg:y="12.30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64cm" svg:height="1.469cm" svg:x="14.096cm" svg:y="12.3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5.564cm" svg:y="12.30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.463cm" svg:height="1.469cm" svg:x="15.564cm" svg:y="12.30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463cm" svg:height="1.469cm" svg:x="5.292cm" svg:y="13.77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1.463cm" svg:height="1.469cm" svg:x="5.292cm" svg:y="13.7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1.464cm" svg:height="1.469cm" svg:x="6.759cm" svg:y="13.77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1.464cm" svg:height="1.469cm" svg:x="6.759cm" svg:y="13.77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463cm" svg:height="1.469cm" svg:x="8.227cm" svg:y="13.77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1.463cm" svg:height="1.469cm" svg:x="8.227cm" svg:y="13.7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1.464cm" svg:height="1.469cm" svg:x="9.694cm" svg:y="13.77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1.464cm" svg:height="1.469cm" svg:x="9.694cm" svg:y="13.7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1.464cm" svg:height="1.469cm" svg:x="11.161cm" svg:y="13.77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1.464cm" svg:height="1.469cm" svg:x="11.161cm" svg:y="13.77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463cm" svg:height="1.469cm" svg:x="12.629cm" svg:y="13.77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1.463cm" svg:height="1.469cm" svg:x="12.629cm" svg:y="13.7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1.464cm" svg:height="1.469cm" svg:x="14.096cm" svg:y="13.77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1.464cm" svg:height="1.469cm" svg:x="14.096cm" svg:y="13.77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463cm" svg:height="1.469cm" svg:x="15.564cm" svg:y="13.7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1.463cm" svg:height="1.469cm" svg:x="15.564cm" svg:y="13.7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5.292cm" svg:y="15.24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1.463cm" svg:height="1.469cm" svg:x="5.292cm" svg:y="15.2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6.759cm" svg:y="15.24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1.464cm" svg:height="1.469cm" svg:x="6.759cm" svg:y="15.2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8.227cm" svg:y="15.2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.463cm" svg:height="1.469cm" svg:x="8.227cm" svg:y="15.2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9.694cm" svg:y="15.2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" draw:layer="layout" svg:width="1.464cm" svg:height="1.469cm" svg:x="9.694cm" svg:y="15.2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1.161cm" svg:y="15.24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1.464cm" svg:height="1.469cm" svg:x="11.161cm" svg:y="15.2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2.629cm" svg:y="15.24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1.463cm" svg:height="1.469cm" svg:x="12.629cm" svg:y="15.2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4.096cm" svg:y="15.24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.464cm" svg:height="1.469cm" svg:x="14.096cm" svg:y="15.2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5.564cm" svg:y="15.24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1.463cm" svg:height="1.469cm" svg:x="15.564cm" svg:y="15.2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5.292cm" svg:y="16.7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1.463cm" svg:height="1.469cm" svg:x="5.292cm" svg:y="16.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6.759cm" svg:y="16.7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1.464cm" svg:height="1.469cm" svg:x="6.759cm" svg:y="16.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8.227cm" svg:y="16.7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1.463cm" svg:height="1.469cm" svg:x="8.227cm" svg:y="16.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9.694cm" svg:y="16.7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1.464cm" svg:height="1.469cm" svg:x="9.694cm" svg:y="16.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1.161cm" svg:y="16.7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1.464cm" svg:height="1.469cm" svg:x="11.161cm" svg:y="16.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2.629cm" svg:y="16.7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463cm" svg:height="1.469cm" svg:x="12.629cm" svg:y="16.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4.096cm" svg:y="16.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464cm" svg:height="1.469cm" svg:x="14.096cm" svg:y="16.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5.564cm" svg:y="16.7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463cm" svg:height="1.469cm" svg:x="15.564cm" svg:y="16.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3cm" svg:height="1.469cm" svg:x="5.292cm" svg:y="18.19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1.463cm" svg:height="1.469cm" svg:x="5.292cm" svg:y="18.1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4cm" svg:height="1.469cm" svg:x="6.759cm" svg:y="18.19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1.464cm" svg:height="1.469cm" svg:x="6.759cm" svg:y="18.1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8.227cm" svg:y="18.19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1.463cm" svg:height="1.469cm" svg:x="8.227cm" svg:y="18.1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9.694cm" svg:y="18.1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1.464cm" svg:height="1.469cm" svg:x="9.694cm" svg:y="18.1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1.161cm" svg:y="18.19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1.464cm" svg:height="1.469cm" svg:x="11.161cm" svg:y="18.1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2.629cm" svg:y="18.19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1.463cm" svg:height="1.469cm" svg:x="12.629cm" svg:y="18.1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4cm" svg:height="1.469cm" svg:x="14.096cm" svg:y="18.19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1.464cm" svg:height="1.469cm" svg:x="14.096cm" svg:y="18.1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3cm" svg:height="1.469cm" svg:x="15.564cm" svg:y="18.19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" draw:layer="layout" svg:width="1.463cm" svg:height="1.469cm" svg:x="15.564cm" svg:y="18.1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3cm" svg:height="1.469cm" svg:x="5.292cm" svg:y="19.66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1.463cm" svg:height="1.469cm" svg:x="5.292cm" svg:y="19.6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4cm" svg:height="1.469cm" svg:x="6.759cm" svg:y="19.66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1.464cm" svg:height="1.469cm" svg:x="6.759cm" svg:y="19.6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8.227cm" svg:y="19.66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4" draw:layer="layout" svg:width="1.463cm" svg:height="1.469cm" svg:x="8.227cm" svg:y="19.6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9.694cm" svg:y="19.66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" draw:layer="layout" svg:width="1.464cm" svg:height="1.469cm" svg:x="9.694cm" svg:y="19.6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4cm" svg:height="1.469cm" svg:x="11.161cm" svg:y="19.66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1.464cm" svg:height="1.469cm" svg:x="11.161cm" svg:y="19.6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63cm" svg:height="1.469cm" svg:x="12.629cm" svg:y="19.66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463cm" svg:height="1.469cm" svg:x="12.629cm" svg:y="19.6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4cm" svg:height="1.469cm" svg:x="14.096cm" svg:y="19.66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1.464cm" svg:height="1.469cm" svg:x="14.096cm" svg:y="19.6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3cm" svg:height="1.469cm" svg:x="15.564cm" svg:y="19.66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463cm" svg:height="1.469cm" svg:x="15.564cm" svg:y="19.66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11:03:41.560601875</meta:creation-date>
    <dc:date>2019-04-14T12:00:33.988711032</dc:date>
    <meta:editing-duration>PT26M31S</meta:editing-duration>
    <meta:editing-cycles>1</meta:editing-cycles>
    <meta:document-statistic meta:object-count="160"/>
    <meta:generator>LibreOffice/6.1.5.2$Linux_X86_64 LibreOffice_project/10$Build-2</meta:generator>
  </office:meta>
</office:document-meta>
</file>